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Unispace" svg:font-family="Uni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nispace" fo:font-size="48pt" style:font-size-asian="48pt" style:font-size-complex="48pt"/>
    </style:style>
    <style:style style:name="P2" style:family="paragraph" style:parent-style-name="Standard">
      <style:text-properties style:font-name="Unispace" fo:font-size="18pt" style:text-underline-style="none" style:font-size-asian="18pt" style:font-size-complex="18pt"/>
    </style:style>
    <style:style style:name="P3" style:family="paragraph" style:parent-style-name="Standard">
      <style:text-properties style:font-name="Unispace" fo:font-size="18pt" style:text-underline-style="solid" style:text-underline-width="auto" style:text-underline-color="font-color" style:font-size-asian="18pt" style:font-size-complex="18pt"/>
    </style:style>
    <style:style style:name="P4" style:family="paragraph" style:parent-style-name="Standard">
      <style:text-properties style:font-name="Unispace"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style:font-name="Unispace" fo:font-size="14pt" style:text-underline-style="none" style:font-size-asian="14pt" style:font-size-complex="14pt"/>
    </style:style>
    <style:style style:name="P6" style:family="paragraph" style:parent-style-name="Standard">
      <style:text-properties style:font-name="Calibri" fo:font-size="14pt" style:text-underline-style="none" fo:font-weight="bold" style:font-size-asian="14pt" style:font-weight-asian="bold" style:font-size-complex="14pt" style:font-weight-complex="bold"/>
    </style:style>
    <style:style style:name="P7" style:family="paragraph" style:parent-style-name="Standard">
      <style:text-properties style:font-name="Calibri" fo:font-size="14pt" style:text-underline-style="none" fo:font-weight="normal" style:font-size-asian="14pt" style:font-weight-asian="normal" style:font-size-complex="14pt" style:font-weight-complex="normal"/>
    </style:style>
    <style:style style:name="P8" style:family="paragraph" style:parent-style-name="Standard">
      <style:text-properties style:font-name="Calibri" fo:font-size="14pt" style:text-underline-style="none" style:font-size-asian="14pt" style:font-size-complex="14pt"/>
    </style:style>
    <style:style style:name="P9" style:family="paragraph" style:parent-style-name="Standard">
      <style:text-properties style:font-name="Calibri" fo:font-size="13pt" style:text-underline-style="none" fo:font-weight="normal" style:font-size-asian="13pt" style:font-weight-asian="normal" style:font-size-complex="13pt" style:font-weight-complex="normal"/>
    </style:style>
    <style:style style:name="P10"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11" style:family="paragraph" style:parent-style-name="Standard">
      <style:text-properties style:font-name="Calibri" fo:font-size="18pt" style:text-underline-style="none" fo:font-weight="bold" style:font-size-asian="18pt" style:font-weight-asian="bold" style:font-size-complex="18pt" style:font-weight-complex="bold"/>
    </style:style>
    <style:style style:name="P12" style:family="paragraph" style:parent-style-name="Standard">
      <style:text-properties style:font-name="Calibri" fo:font-size="16pt" style:text-underline-style="none" fo:font-weight="bold" style:font-size-asian="16pt" style:font-weight-asian="bold" style:font-size-complex="16pt" style:font-weight-complex="bold"/>
    </style:style>
    <style:style style:name="P13" style:family="paragraph" style:parent-style-name="Standard">
      <style:text-properties fo:color="#ff3333" style:font-name="Calibri" fo:font-size="14pt" style:text-underline-style="none" fo:font-weight="normal" style:font-size-asian="14pt" style:font-weight-asian="normal" style:font-size-complex="14pt" style:font-weight-complex="normal"/>
    </style:style>
    <style:style style:name="P14" style:family="paragraph" style:parent-style-name="Standard">
      <style:text-properties fo:color="#ff3333" style:font-name="Unispace" fo:font-size="12pt" style:text-underline-style="none" style:font-size-asian="12pt" style:font-size-complex="12pt"/>
    </style:style>
    <style:style style:name="P15" style:family="paragraph" style:parent-style-name="Standard">
      <style:text-properties fo:color="#000000" style:font-name="Calibri" fo:font-size="14pt" style:text-underline-style="none" fo:font-weight="normal" style:font-size-asian="14pt" style:font-weight-asian="normal" style:font-size-complex="14pt" style:font-weight-complex="normal"/>
    </style:style>
    <style:style style:name="P16" style:family="paragraph" style:parent-style-name="Standard">
      <style:text-properties fo:color="#000000" style:font-name="Calibri" fo:font-size="14pt" style:text-underline-style="none" fo:font-weight="bold" style:font-size-asian="14pt" style:font-weight-asian="bold" style:font-size-complex="14pt" style:font-weight-complex="bold"/>
    </style:style>
    <style:style style:name="P17" style:family="paragraph" style:parent-style-name="Preformatted_20_Text">
      <style:text-properties style:font-name="Calibri" fo:font-size="13pt" style:text-underline-style="none" fo:font-weight="bold" style:font-size-asian="13pt" style:font-weight-asian="bold" style:font-size-complex="13pt" style:font-weight-complex="bold"/>
    </style:style>
    <style:style style:name="P18" style:family="paragraph" style:parent-style-name="Preformatted_20_Text">
      <style:text-properties style:font-name="Calibri" fo:font-size="13pt" style:text-underline-style="none" fo:font-weight="normal" style:font-size-asian="13pt" style:font-weight-asian="normal" style:font-size-complex="13pt" style:font-weight-complex="normal"/>
    </style:style>
    <style:style style:name="P19" style:family="paragraph" style:parent-style-name="Preformatted_20_Text">
      <style:text-properties style:font-name="Calibri" fo:font-size="16pt" style:text-underline-style="none" fo:font-weight="bold" style:font-size-asian="16pt" style:font-weight-asian="bold" style:font-size-complex="16pt" style:font-weight-complex="bold"/>
    </style:style>
    <style:style style:name="P20" style:family="paragraph" style:parent-style-name="Standard">
      <style:text-properties fo:color="#000000" style:font-name="Calibri" fo:font-size="14pt" style:text-underline-style="none" fo:font-weight="normal" style:font-size-asian="14pt" style:font-weight-asian="normal" style:font-size-complex="14pt" style:font-weight-complex="normal"/>
    </style:style>
    <style:style style:name="T1" style:family="text">
      <style:text-properties fo:color="#ff3333"/>
    </style:style>
    <style:style style:name="T2" style:family="text">
      <style:text-properties fo:font-size="13pt" style:font-size-asian="13pt" style:font-size-complex="13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P PARA DUMMIES</text:p>
      <text:p text:style-name="P2"/>
      <text:p text:style-name="P2">Runeable (Implements) vs Thread (Extends)</text:p>
      <text:p text:style-name="P2"/>
      <text:p text:style-name="P8">Generalmente se recomienda el uso de Runeable puesto que esto nos permitira extender de alguna otra clase si fuera necesario, puesto que en java solo podemos extender de una clase con las limitaciones que esto implica en el uso de extends Thread</text:p>
      <text:p text:style-name="P8"/>
      <text:p text:style-name="P11">Implements Runeable</text:p>
      <text:p text:style-name="P11"/>
      <text:p text:style-name="P7">Extender de Runeable nos obliga a crear una variable de tipo Thread en nuestra clase que extiende de Runeable, al igual que la tuberia</text:p>
      <text:p text:style-name="P7"/>
      <text:p text:style-name="P7">Thread hilo = new Thread(this);</text:p>
      <text:p text:style-name="P8">Rio tuberia = new Rio();</text:p>
      <text:p text:style-name="P8"/>
      <text:p text:style-name="P6">Constructor(int num, Rio tuberia)</text:p>
      <text:p text:style-name="P7"/>
      <text:p text:style-name="P8">hilo.setName(MiHilo)</text:p>
      <text:p text:style-name="P8">this.num = num</text:p>
      <text:p text:style-name="P8">this.tuberia = tuberia</text:p>
      <text:p text:style-name="P2"/>
      <text:p text:style-name="P12">Run</text:p>
      <text:p text:style-name="P7">Aqui llamaremos a todos los metodos de nuestra tuberia</text:p>
      <text:p text:style-name="P7"/>
      <text:p text:style-name="P7">tuberia.metodo1(hilo.getName, num)</text:p>
      <text:p text:style-name="P7"/>
      <text:p text:style-name="P11"/>
      <text:p text:style-name="P11"/>
      <text:p text:style-name="P11"/>
      <text:p text:style-name="P11"/>
      <text:p text:style-name="P11"/>
      <text:p text:style-name="P11"/>
      <text:p text:style-name="P11"/>
      <text:p text:style-name="P11"/>
      <text:p text:style-name="P11"><text:soft-page-break/>Extends Thread</text:p>
      <text:p text:style-name="P11"/>
      <text:p text:style-name="P7">En este caso no necesitamos crear una variable de tipo hilo, puesto que el hilo es nuestra propia clase </text:p>
      <text:p text:style-name="P2"/>
      <text:p text:style-name="P2">Tuberia</text:p>
      <text:p text:style-name="P2"/>
      <text:p text:style-name="P8">Lugar en donde los hilos acceden de forma concurrente para realizar sus correspondientes tareas, esta clase debera de albergar los metodos lógicos de nuestro programa, esta clase sera pasada por parametro a cada uno de nuestros hilos</text:p>
      <text:p text:style-name="P2"/>
      <text:p text:style-name="P2">SINCRONIZAR</text:p>
      <text:p text:style-name="P2"/>
      <text:p text:style-name="P8">Si varios hilos deben de acceder a un metodo comun o deben de manipular un objeto (contador, array..)deberemos de sincronizar el objeto en cuestion, una de las opciones viables seria crear una clase almacen (tuberia) en la cual esten sincronizados los getters and setters</text:p>
      <text:p text:style-name="P8"/>
      <text:p text:style-name="P8"><text:tab/>public synchronized int getContador() {</text:p>
      <text:p text:style-name="P8"><text:tab/><text:tab/>return contador;</text:p>
      <text:p text:style-name="P8"><text:tab/>}</text:p>
      <text:p text:style-name="P8"/>
      <text:p text:style-name="P8">clase hilo: </text:p>
      <text:p text:style-name="P8">historial.setContador(historial.getContador() + 1);</text:p>
      <text:p text:style-name="P3"/>
      <text:p text:style-name="P2">Cliente/Servidor</text:p>
      <text:p text:style-name="P2"/>
      <text:p text:style-name="P14">*el socket cliente debe de tener 2 parametros el host y el puerto al que nos conectamos</text:p>
      <text:p text:style-name="P5"/>
      <text:p text:style-name="P10">1.<text:span text:style-name="T2">Primero procederemos a la creacion de servidor</text:span></text:p>
      <text:p text:style-name="P6"/>
      <text:p text:style-name="P9">Para ello crearemos un socket de tipo servidor y otro normal para la comunicación con el cliente, los sockets seran llamados <text:span text:style-name="T4">puentes</text:span> a partir de ahora</text:p>
      <text:p text:style-name="P9"/>
      <text:p text:style-name="P9">ServerSocket ss = new....(PUERTO ej. 5555)</text:p>
      <text:p text:style-name="P9">Socket s = new ….</text:p>
      <text:p text:style-name="P9"/>
      <text:p text:style-name="P9">-Usamos el metodo accept el cual hace que el programa espere conexiones del exterior, <text:soft-page-break/>por lo tanto <text:span text:style-name="T1">el ciclo de ejecucion se parara en este punto</text:span></text:p>
      <text:p text:style-name="P9"/>
      <text:p text:style-name="P18">socket = serverSocket.accept(); </text:p>
      <text:p text:style-name="P18"/>
      <text:p text:style-name="P19">FLUJOS DE ENTRAD Y SALIDA </text:p>
      <text:p text:style-name="P19"/>
      <text:p text:style-name="P17">2.Tras haber creado los puentes deberemos de crear fujos de entrada y salida en los que viajara la infornacion</text:p>
      <text:p text:style-name="P17"/>
      <text:p text:style-name="P17">Flujo de entrada de datos: <text:s/><text:span text:style-name="T3">DataInputStream recibeDatos </text:span></text:p>
      <text:p text:style-name="P17"/>
      <text:p text:style-name="P17">Flujo de salida de datos: <text:span text:style-name="T3">DataOutputStream salidaDatos</text:span></text:p>
      <text:p text:style-name="P6"/>
      <text:p text:style-name="P13">*Recuerda que para utilizar Object... debes de serializar el objeto en cuestion en el caso de que sean clases</text:p>
      <text:p text:style-name="P13"/>
      <text:p text:style-name="P15">Los flujos de datos deben de tener como argumento el puente para el cliente</text:p>
      <text:p text:style-name="P15"/>
      <text:p text:style-name="P15">DataInputStream entradaDatos = new DataInputStream(puente.getInputStream)</text:p>
      <text:p text:style-name="P15"/>
      <text:p text:style-name="P15">Una vez cargados nuestros flujos con nuestra información deberemos de obtenerla usando los metodos </text:p>
      <text:p text:style-name="P15">entradaDatos.read + TIPO DE DATOS QUE ESTEMOS RECIBIENDO</text:p>
      <text:p text:style-name="P15"/>
      <text:p text:style-name="P15">salidaDatos.Write + TIPO DE DATOS A ENVIAR</text:p>
      <text:p text:style-name="P15"/>
      <text:p text:style-name="P16">ESCUCHA ACTIVA DEL SERVIDOR</text:p>
      <text:p text:style-name="P15"/>
      <text:p text:style-name="P15">Como dijimos antes el .accept hace que el ciclo de ejecucion de nuestro programa se detenga esperando conexiones, si queremos que el servidor escuche mas de una conexión deberemos de englobar el .accept y los flujos en en while(true)</text:p>
      <text:p text:style-name="P15"/>
      <text:p text:style-name="P15">Si deseaos lanzar hilos este seria el momento ideal</text:p>
      <text:p text:style-name="P15">(ejemplo basado en Runneable)</text:p>
      <text:p text:style-name="P15"/>
      <text:p text:style-name="P15">Hilo_usuario h = new Hilo_usuario(puente);</text:p>
      <text:p text:style-name="P15">Thread t = new Thread(h);</text:p>
      <text:p text:style-name="P15">t.start();</text:p>
      <text:p text:style-name="P15"/>
      <text:p text:style-name="P15">Con multiples clientes el metodo servidor se encargara de asignar los Threads <text:s/>a cada conexión </text:p>
      <text:p text:style-name="P15"/>
      <text:p text:style-name="P15">Cada conexión sera redirijida a un hilo en el cual...</text:p>
      <text:p text:style-name="P15"><text:soft-page-break/></text:p>
      <text:p text:style-name="P15">En el constructor creamos dos buffers (uno de entrada y otro de salida) para gestionar los envíos y recibos del cliente, y dentro del método RUN gestionamos qué hacer cuando recibamos un mensaje del cliente. </text:p>
      <text:p text:style-name="P15"/>
      <text:p text:style-name="P16">Metodos de interesantes</text:p>
      <text:p text:style-name="P16"/>
      <text:p text:style-name="P15">puente.getInetAddress().getHostName() → Obtendremos el nombre de la direccion de quien se conecta</text:p>
      <text:p text:style-name="P15"/>
      <text:p text:style-name="P15">catch..... e.getMessage()</text:p>
      <text:p text:style-name="P15"/>
      <text:p text:style-name="P15">Recuerda cerrar los shockets y flujos cuando termine tu programa</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Unispace" svg:font-family="Unispa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3T12:42:36.37</meta:creation-date>
    <dc:date>2018-12-04T07:13:17.37</dc:date>
    <meta:editing-duration>PT5H5M35S</meta:editing-duration>
    <meta:editing-cycles>7</meta:editing-cycles>
    <meta:generator>OpenOffice/4.1.6$Win32 OpenOffice.org_project/416m1$Build-9790</meta:generator>
    <meta:document-statistic meta:table-count="0" meta:image-count="0" meta:object-count="0" meta:page-count="4" meta:paragraph-count="57" meta:word-count="576" meta:character-count="3671"/>
  </office:meta>
</office:document-meta>
</file>